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42C17984B076623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false" draw:auto-grow-width="false" fo:min-height="7.025cm" fo:min-width="0cm" fo:padding-top="0.089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Padrão-notes">
      <style:graphic-properties draw:stroke="none" draw:fill="none" draw:fill-color="#ffffff" draw:textarea-horizontal-align="justify" draw:textarea-vertical-align="middle" fo:min-height="14.001cm" draw:shadow-color="#808080"/>
      <style:paragraph-properties style:writing-mode="lr-tb"/>
    </style:style>
    <style:style style:name="pr3" style:family="presentation" style:parent-style-name="Título1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57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Título1-notes">
      <style:graphic-properties draw:stroke="none" draw:fill="none" draw:fill-color="#ffffff" draw:textarea-horizontal-align="justify" draw:textarea-vertical-align="middle" fo:min-height="14.001cm" draw:shadow-color="#808080"/>
      <style:paragraph-properties style:writing-mode="lr-tb"/>
    </style:style>
    <style:style style:name="pr5" style:family="presentation" style:parent-style-name="Título1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67cm" fo:min-width="0cm" fo:padding-top="0.069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margin-top="0.423cm" fo:margin-bottom="0.353cm" fo:line-height="93%" fo:text-indent="0cm" style:punctuation-wrap="simple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423cm" fo:margin-bottom="0.353cm" fo:line-height="93%" fo:text-indent="0cm" style:punctuation-wrap="simple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text-properties fo:font-size="12pt"/>
    </style:style>
    <style:style style:name="T1" style:family="text">
      <style:text-properties fo:font-size="36pt" fo:language="pt" fo:country="BR" fo:font-weight="bold" style:font-size-asian="36pt" style:language-asian="pt" style:country-asian="BR" style:font-weight-asian="bold" style:font-size-complex="36pt" style:language-complex="pt" style:country-complex="BR" style:font-weight-complex="bold"/>
    </style:style>
    <style:style style:name="T2" style:family="text">
      <style:text-properties fo:color="#000000" loext:opacity="100%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3" style:family="text">
      <style:text-properties fo:color="#000000" loext:opacity="100%" fo:font-size="28pt" fo:language="pt" fo:country="BR" fo:font-weight="bold" style:font-size-asian="28pt" style:language-asian="pt" style:country-asian="BR" style:font-weight-asian="bold" style:font-size-complex="28pt" style:language-complex="pt" style:country-complex="BR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">
        <style:list-level-properties text:space-before="0.3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197cm" svg:height="7.113cm" svg:x="1.303cm" svg:y="-1.5cm" presentation:class="title" presentation:user-transformed="true">
          <draw:text-box>
            <text:list text:style-name="L1">
              <text:list-header>
                <text:p text:style-name="P1"><text:span text:style-name="T1">Aqui com você</text:span></text:p>
              </text:list-header>
            </text:list>
          </draw:text-box>
        </draw:frame>
        <presentation:notes draw:style-name="dp2">
          <draw:page-thumbnail draw:layer="layout" svg:width="16.999cm" svg:height="9.561cm" svg:x="2.002cm" svg:y="2.5cm" draw:page-number="1" presentation:class="page"/>
          <draw:frame presentation:style-name="pr2" draw:text-style-name="P3" draw:layer="layout" svg:width="16.999cm" svg:height="14.001cm" svg:x="2.001cm" svg:y="12.999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2T1">
        <draw:frame presentation:style-name="pr3" draw:text-style-name="P2" draw:layer="layout" svg:width="26cm" svg:height="13.335cm" svg:x="1.001cm" svg:y="3.999cm" presentation:class="outline" presentation:user-transformed="true">
          <draw:text-box>
            <text:list text:style-name="L2">
              <text:list-item>
                <text:p text:style-name="P4"><text:span text:style-name="T2">Aqui com Você</text:span></text:p>
              </text:list-item>
              <text:list-item>
                <text:p text:style-name="P4"><text:span text:style-name="T2">É onde eu consigo ser quem eu sou</text:span></text:p>
              </text:list-item>
              <text:list-item>
                <text:p text:style-name="P4"><text:span text:style-name="T2">E toda máscara se vai</text:span></text:p>
              </text:list-item>
              <text:list-item>
                <text:p text:style-name="P4"><text:span text:style-name="T2">Teu amor me satisfaz, eu me sinto tão Teu</text:span></text:p>
              </text:list-item>
            </text:list>
          </draw:text-box>
        </draw:frame>
        <presentation:notes draw:style-name="dp2">
          <draw:page-thumbnail draw:layer="layout" svg:width="16.999cm" svg:height="9.561cm" svg:x="2.002cm" svg:y="2.5cm" draw:page-number="2" presentation:class="page"/>
          <draw:frame presentation:style-name="pr4" draw:text-style-name="P3" draw:layer="layout" svg:width="16.999cm" svg:height="14.001cm" svg:x="2.001cm" svg:y="12.999cm" presentation:class="notes" presentation:placeholder="true">
            <draw:text-box/>
          </draw:frame>
        </presentation:notes>
      </draw:page>
      <draw:page draw:name="page3" draw:style-name="dp1" draw:master-page-name="Título1" presentation:presentation-page-layout-name="AL2T1">
        <draw:frame presentation:style-name="pr5" draw:text-style-name="P2" draw:layer="layout" svg:width="26cm" svg:height="13.335cm" svg:x="1.001cm" svg:y="3.999cm" presentation:class="outline" presentation:user-transformed="true">
          <draw:text-box>
            <text:list text:style-name="L2">
              <text:list-item>
                <text:p text:style-name="P4"><text:span text:style-name="T3">É aqui que eu me sinto muito bem</text:span></text:p>
              </text:list-item>
              <text:list-item>
                <text:p text:style-name="P4"><text:span text:style-name="T3">É aqui que eu me sinto muito bem</text:span></text:p>
              </text:list-item>
              <text:list-item>
                <text:p text:style-name="P4"><text:span text:style-name="T3">É aqui que eu me sinto muito bem</text:span></text:p>
              </text:list-item>
              <text:list-item>
                <text:p text:style-name="P4"><text:span text:style-name="T3">E não há outro lugar melhor</text:span></text:p>
              </text:list-item>
            </text:list>
          </draw:text-box>
        </draw:frame>
        <presentation:notes draw:style-name="dp3">
          <draw:page-thumbnail draw:layer="layout" svg:width="16.999cm" svg:height="9.561cm" svg:x="2.002cm" svg:y="2.5cm" draw:page-number="3" presentation:class="page"/>
          <draw:frame presentation:style-name="pr4" draw:text-style-name="P3" draw:layer="layout" svg:width="16.999cm" svg:height="14.001cm" svg:x="2.001cm" svg:y="12.999cm" presentation:class="notes" presentation:placeholder="true">
            <draw:text-box/>
          </draw:frame>
        </presentation:notes>
      </draw:page>
      <draw:page draw:name="page4" draw:style-name="dp1" draw:master-page-name="Título1" presentation:presentation-page-layout-name="AL2T1">
        <draw:frame presentation:style-name="pr3" draw:text-style-name="P2" draw:layer="layout" svg:width="26cm" svg:height="13.335cm" svg:x="1.001cm" svg:y="3.999cm" presentation:class="outline" presentation:user-transformed="true">
          <draw:text-box>
            <text:list text:style-name="L2">
              <text:list-item>
                <text:p text:style-name="P4"><text:span text:style-name="T2">Aqui com Você</text:span></text:p>
              </text:list-item>
              <text:list-item>
                <text:p text:style-name="P4"><text:span text:style-name="T2">É onde eu consigo ser quem eu sou</text:span></text:p>
              </text:list-item>
              <text:list-item>
                <text:p text:style-name="P4"><text:span text:style-name="T2">E toda máscara se vai</text:span></text:p>
              </text:list-item>
              <text:list-item>
                <text:p text:style-name="P4"><text:span text:style-name="T2">Teu amor me satisfaz, eu me sinto tão Teu</text:span></text:p>
              </text:list-item>
            </text:list>
          </draw:text-box>
        </draw:frame>
        <presentation:notes draw:style-name="dp4">
          <draw:page-thumbnail draw:layer="layout" svg:width="16.999cm" svg:height="9.561cm" svg:x="2.002cm" svg:y="2.5cm" draw:page-number="4" presentation:class="page"/>
          <draw:frame presentation:style-name="pr4" draw:text-style-name="P5" draw:layer="layout" svg:width="16.999cm" svg:height="14.001cm" svg:x="2.001cm" svg:y="12.999cm" presentation:class="notes" presentation:placeholder="true">
            <draw:text-box/>
          </draw:frame>
        </presentation:notes>
      </draw:page>
      <draw:page draw:name="page5" draw:style-name="dp1" draw:master-page-name="Título1" presentation:presentation-page-layout-name="AL2T1">
        <draw:frame presentation:style-name="pr5" draw:text-style-name="P2" draw:layer="layout" svg:width="26cm" svg:height="13.335cm" svg:x="1.001cm" svg:y="3.999cm" presentation:class="outline" presentation:user-transformed="true">
          <draw:text-box>
            <text:list text:style-name="L2">
              <text:list-item>
                <text:p text:style-name="P4"><text:span text:style-name="T3">Uma coisa vou pedir, deixa eu ficar neste lugar</text:span></text:p>
              </text:list-item>
              <text:list-item>
                <text:p text:style-name="P4"><text:span text:style-name="T3">Todos os dias da minha vida</text:span></text:p>
              </text:list-item>
              <text:list-item>
                <text:p text:style-name="P4"><text:span text:style-name="T3">Uma coisa vou pedir, deixa eu ficar neste lugar</text:span></text:p>
              </text:list-item>
              <text:list-item>
                <text:p text:style-name="P4"><text:span text:style-name="T3">Todos os dias da minha vida</text:span></text:p>
              </text:list-item>
              <text:list-item>
                <text:p text:style-name="P4"><text:span text:style-name="T3">Uma coisa vou pedir, deixa eu ficar neste lugar</text:span></text:p>
              </text:list-item>
              <text:list-item>
                <text:p text:style-name="P4"><text:span text:style-name="T3">Todos os dias da minha vida</text:span></text:p>
              </text:list-item>
            </text:list>
          </draw:text-box>
        </draw:frame>
        <presentation:notes draw:style-name="dp3">
          <draw:page-thumbnail draw:layer="layout" svg:width="16.999cm" svg:height="9.561cm" svg:x="2.002cm" svg:y="2.5cm" draw:page-number="5" presentation:class="page"/>
          <draw:frame presentation:style-name="pr4" draw:text-style-name="P3" draw:layer="layout" svg:width="16.999cm" svg:height="14.001cm" svg:x="2.001cm" svg:y="12.9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4cm" fo:margin-bottom="0.004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18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4cm" fo:margin-bottom="0.004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18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.004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JP:palt" style:font-family-asian="'Noto Sans CJK JP:palt', 'Noto Sans'" style:font-family-generic-asian="swiss" style:font-pitch-asian="variable" style:font-size-asian="32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401cm" fo:margin-bottom="0.004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8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3cm" fo:margin-bottom="0.004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4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203cm" fo:margin-bottom="0.004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0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01cm" fo:margin-bottom="0.004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7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7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7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7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7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7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7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7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7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7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7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7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7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7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7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004cm" fo:margin-bottom="0.004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JP:palt" style:font-family-asian="'Noto Sans CJK JP:palt', 'Noto Sans'" style:font-family-generic-asian="swiss" style:font-pitch-asian="variable" style:font-size-asian="32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.004cm" fo:margin-bottom="0.00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JP:palt" style:font-family-asian="'Noto Sans CJK JP:palt', 'Noto Sans'" style:font-family-generic-asian="swiss" style:font-pitch-asian="variable" style:font-size-asian="44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.004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:palt" style:font-family-asian="'Noto Sans CJK JP:palt', 'Noto Sans'" style:font-family-generic-asian="swiss" style:font-pitch-asian="variable" style:font-size-asian="32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401cm" fo:margin-bottom="0.004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8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3cm" fo:margin-bottom="0.004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4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203cm" fo:margin-bottom="0.004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0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01cm" fo:margin-bottom="0.004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7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7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7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7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7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7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7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7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7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7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7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7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7pt" fo:font-style="normal" fo:text-shadow="none" style:text-underline-style="none" fo:font-weight="normal" style:font-name-asian="Noto Sans CJK JP:palt" style:font-family-asian="'Noto Sans CJK JP:palt', 'Noto Sans'" style:font-family-generic-asian="swiss" style:font-pitch-asian="variable" style:font-size-asian="27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27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004cm" fo:margin-bottom="0.004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:palt" style:font-family-asian="'Noto Sans CJK JP:palt', 'Noto Sans'" style:font-family-generic-asian="swiss" style:font-pitch-asian="variable" style:font-size-asian="32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.004cm" fo:margin-bottom="0.00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JP:palt" style:font-family-asian="'Noto Sans CJK JP:palt', 'Noto Sans'" style:font-family-generic-asian="swiss" style:font-pitch-asian="variable" style:font-size-asian="36pt" style:font-style-asian="normal" style:font-weight-asian="normal" style:font-name-complex="Noto Sans CJK JP:palt" style:font-family-complex="'Noto Sans CJK JP:palt', 'Noto San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000000" draw:textarea-horizontal-align="left" draw:textarea-vertical-align="middle" draw:auto-grow-height="false" fo:min-height="11.51cm" fo:min-width="27.502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opacity="30%" draw:textarea-horizontal-align="left" draw:textarea-vertical-align="middle" draw:auto-grow-height="false" fo:min-height="2.535cm" fo:min-width="23.97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000000" draw:textarea-horizontal-align="left" draw:textarea-vertical-align="middle" draw:auto-grow-height="false" fo:min-height="2.073cm" fo:min-width="27.502cm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Objeto_20_sem_20_preenchimento_20_nem_20_linha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solid" draw:fill-color="#000000"/>
      <style:paragraph-properties style:writing-mode="lr-tb" style:font-independent-line-spacing="true"/>
    </style:style>
    <style:style style:name="MP7" style:family="paragraph">
      <loext:graphic-properties draw:fill="solid" draw:fill-color="#ffffff" draw:opacity="30%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.004cm" fo:margin-bottom="0.004cm" fo:line-height="93%" fo:text-indent="0cm" style:punctuation-wrap="simple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margin-top="0.004cm" fo:margin-bottom="0.004cm" fo:line-height="93%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margin-top="0.004cm" fo:margin-bottom="0.004cm" fo:line-height="93%" fo:text-align="center" fo:text-indent="0cm" style:punctuation-wrap="simple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margin-top="0.004cm" fo:margin-bottom="0.00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2" style:family="paragraph">
      <style:paragraph-properties fo:margin-left="0cm" fo:margin-right="0cm" fo:margin-top="0.004cm" fo:margin-bottom="0.004cm" fo:line-height="93%" fo:text-align="end" fo:text-indent="0cm" style:punctuation-wrap="simple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margin-top="0.004cm" fo:margin-bottom="0.004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4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size="14pt" fo:language="pt" fo:country="BR" style:font-size-asian="14pt" style:language-asian="pt" style:country-asian="BR" style:font-size-complex="14pt" style:language-complex="pt" style:country-complex="BR"/>
    </style:style>
    <style:style style:name="MT2" style:family="text">
      <style:text-properties fo:color="#eeeeee" loext:opacity="100%"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draw:style-name="Mgr3" draw:text-style-name="MP5" draw:layer="backgroundobjects" svg:width="27.993cm" svg:height="9.463cm" svg:x="0cm" svg:y="11.58cm">
        <draw:image xlink:href="Pictures/10000000000003540000012042C17984B076623D.png" xlink:type="simple" xlink:show="embed" xlink:actuate="onLoad" draw:mime-type="image/png">
          <text:p/>
        </draw:image>
      </draw:frame>
      <draw:custom-shape draw:style-name="Mgr4" draw:text-style-name="MP6" draw:layer="backgroundobjects" svg:width="28.002cm" svg:height="11.77cm" svg:x="0cm" svg:y="0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193cm" svg:height="3.501cm" svg:x="1.397cm" svg:y="0.837cm" presentation:class="title" presentation:placeholder="true">
        <draw:text-box/>
      </draw:frame>
      <draw:frame presentation:style-name="Padrão-outline1" draw:layer="backgroundobjects" svg:width="25.193cm" svg:height="6.231cm" svg:x="1.397cm" svg:y="4.911cm" presentation:class="outline" presentation:placeholder="true">
        <draw:text-box/>
      </draw:frame>
      <draw:custom-shape draw:style-name="Mgr5" draw:text-style-name="MP7" draw:layer="backgroundobjects" svg:width="24.47cm" svg:height="2.795cm" svg:x="1.693cm" svg:y="1.072cm">
        <text:p/>
        <draw:enhanced-geometry svg:viewBox="0 0 21600 21600" draw:type="rectangle" draw:enhanced-path="M 0 0 L 21600 0 21600 21600 0 21600 0 0 Z N"/>
      </draw:custom-shape>
      <draw:frame draw:style-name="Mgr6" draw:text-style-name="MP9" draw:layer="backgroundobjects" svg:width="6.518cm" svg:height="1.442cm" svg:x="1.001cm" svg:y="19.134cm" presentation:class="date-time">
        <draw:text-box>
          <text:list text:style-name="ML1">
            <text:list-header>
              <text:p text:style-name="MP8"><text:span text:style-name="MT1"><presentation:date-time/></text:span></text:p>
            </text:list-header>
          </text:list>
        </draw:text-box>
      </draw:frame>
      <draw:frame draw:style-name="Mgr7" draw:text-style-name="MP11" draw:layer="backgroundobjects" svg:width="8.872cm" svg:height="1.442cm" svg:x="9.565cm" svg:y="19.129cm" presentation:class="footer">
        <draw:text-box>
          <text:list text:style-name="ML1">
            <text:list-header>
              <text:p text:style-name="MP10"><text:span text:style-name="MT1"><presentation:footer/></text:span></text:p>
            </text:list-header>
          </text:list>
        </draw:text-box>
      </draw:frame>
      <draw:frame draw:style-name="Mgr8" draw:text-style-name="MP13" draw:layer="backgroundobjects" svg:width="6.517cm" svg:height="1.442cm" svg:x="20.478cm" svg:y="19.134cm" presentation:class="page-number">
        <draw:text-box>
          <text:list text:style-name="ML1">
            <text:list-header>
              <text:p text:style-name="MP12"><text:span text:style-name="MT1"><text:page-number>&lt;número&gt;</text:page-number></text:span></text:p>
            </text:list-header>
          </text:list>
        </draw:text-box>
      </draw:frame>
      <presentation:notes style:page-layout-name="PM0">
        <draw:rect draw:style-name="Mgr9" draw:text-style-name="MP14" draw:layer="backgroundobjects" svg:width="21cm" svg:height="29.7cm" svg:x="0cm" svg:y="0cm">
          <text:p/>
        </draw:rect>
        <draw:page-thumbnail presentation:style-name="Padrão-title" draw:layer="backgroundobjects" svg:width="16.995cm" svg:height="9.556cm" svg:x="2.001cm" svg:y="2.5cm" presentation:class="page"/>
        <draw:frame presentation:style-name="Padrão-notes" draw:layer="backgroundobjects" svg:width="16.995cm" svg:height="13.996cm" svg:x="2.001cm" svg:y="13cm" presentation:class="notes" presentation:placeholder="true">
          <draw:text-box/>
        </draw:frame>
        <draw:frame draw:style-name="Mgr10" draw:text-style-name="MP9" draw:layer="backgroundobjects" svg:width="9.11cm" svg:height="1.482cm" svg:x="0cm" svg:y="0cm" presentation:class="header">
          <draw:text-box>
            <text:list text:style-name="ML1">
              <text:list-header>
                <text:p text:style-name="MP8"><text:span text:style-name="MT1"><presentation:header/></text:span></text:p>
              </text:list-header>
            </text:list>
          </draw:text-box>
        </draw:frame>
        <draw:frame draw:style-name="Mgr11" draw:text-style-name="MP13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12"><text:span text:style-name="MT1"><presentation:date-time/></text:span></text:p>
              </text:list-header>
            </text:list>
          </draw:text-box>
        </draw:frame>
        <draw:frame draw:style-name="Mgr12" draw:text-style-name="MP9" draw:layer="backgroundobjects" svg:width="9.11cm" svg:height="1.482cm" svg:x="0cm" svg:y="28.213cm" presentation:class="footer">
          <draw:text-box>
            <text:list text:style-name="ML1">
              <text:list-header>
                <text:p text:style-name="MP8"><text:span text:style-name="MT1"><presentation:footer/></text:span></text:p>
              </text:list-header>
            </text:list>
          </draw:text-box>
        </draw:frame>
        <draw:frame draw:style-name="Mgr13" draw:text-style-name="MP13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2"><text:span text:style-name="MT1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4" draw:text-style-name="MP6" draw:layer="backgroundobjects" svg:width="28.002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Título1-outline1" draw:layer="backgroundobjects" svg:width="25.995cm" svg:height="13.33cm" svg:x="1cm" svg:y="4cm" presentation:class="outline" presentation:placeholder="true">
        <draw:text-box/>
      </draw:frame>
      <draw:frame draw:style-name="Mgr15" draw:text-style-name="MP9" draw:layer="backgroundobjects" svg:width="6.518cm" svg:height="1.442cm" svg:x="1.001cm" svg:y="19.134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16" draw:text-style-name="MP11" draw:layer="backgroundobjects" svg:width="8.872cm" svg:height="1.442cm" svg:x="9.565cm" svg:y="19.12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7" draw:text-style-name="MP13" draw:layer="backgroundobjects" svg:width="6.517cm" svg:height="1.442cm" svg:x="20.478cm" svg:y="19.134cm" presentation:class="page-number">
        <draw:text-box>
          <text:list text:style-name="ML1">
            <text:list-header>
              <text:p text:style-name="MP12"><text:span text:style-name="MT2"><text:page-number>&lt;número&gt;</text:page-number></text:span></text:p>
            </text:list-header>
          </text:list>
        </draw:text-box>
      </draw:frame>
      <draw:custom-shape draw:style-name="Mgr14" draw:text-style-name="MP6" draw:layer="backgroundobjects" svg:width="28.002cm" svg:height="2.333cm" svg:x="0cm" svg:y="0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063cm" svg:x="1cm" svg:y="0.136cm" presentation:class="title" presentation:placeholder="true">
        <draw:text-box/>
      </draw:frame>
      <draw:frame draw:style-name="Mgr18" draw:text-style-name="MP5" draw:layer="backgroundobjects" svg:width="17.502cm" svg:height="3.109cm" svg:x="10.001cm" svg:y="15.998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draw:rect draw:style-name="Mgr9" draw:text-style-name="MP14" draw:layer="backgroundobjects" svg:width="21cm" svg:height="29.7cm" svg:x="0cm" svg:y="0cm">
          <text:p/>
        </draw:rect>
        <draw:page-thumbnail presentation:style-name="Título1-title" draw:layer="backgroundobjects" svg:width="16.995cm" svg:height="9.556cm" svg:x="2.001cm" svg:y="2.5cm" presentation:class="page"/>
        <draw:frame presentation:style-name="Título1-notes" draw:layer="backgroundobjects" svg:width="16.995cm" svg:height="13.996cm" svg:x="2.001cm" svg:y="13cm" presentation:class="notes" presentation:placeholder="true">
          <draw:text-box/>
        </draw:frame>
        <draw:frame presentation:style-name="Mpr1" draw:text-style-name="MP9" draw:layer="backgroundobjects" svg:width="9.11cm" svg:height="1.482cm" svg:x="0cm" svg:y="0cm" presentation:class="header">
          <draw:text-box>
            <text:list text:style-name="ML1">
              <text:list-header>
                <text:p text:style-name="MP8"><text:span text:style-name="MT1"><presentation:header/></text:span></text:p>
              </text:list-header>
            </text:list>
          </draw:text-box>
        </draw:frame>
        <draw:frame presentation:style-name="Mpr2" draw:text-style-name="MP13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12"><text:span text:style-name="MT1"><presentation:date-time/></text:span></text:p>
              </text:list-header>
            </text:list>
          </draw:text-box>
        </draw:frame>
        <draw:frame presentation:style-name="Mpr3" draw:text-style-name="MP9" draw:layer="backgroundobjects" svg:width="9.11cm" svg:height="1.482cm" svg:x="0cm" svg:y="28.213cm" presentation:class="footer">
          <draw:text-box>
            <text:list text:style-name="ML1">
              <text:list-header>
                <text:p text:style-name="MP8"><text:span text:style-name="MT1"><presentation:footer/></text:span></text:p>
              </text:list-header>
            </text:list>
          </draw:text-box>
        </draw:frame>
        <draw:frame presentation:style-name="Mpr4" draw:text-style-name="MP13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2"><text:span text:style-name="MT1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iano</dc:title>
    <meta:creation-date>2024-08-04T19:09:28.833127003</meta:creation-date>
    <dc:date>2024-08-04T19:14:17.656021207</dc:date>
    <meta:editing-cycles>3</meta:editing-cycles>
    <meta:editing-duration>PT11M33S</meta:editing-duration>
    <meta:generator>LibreOffice/7.4.7.2$Linux_X86_64 LibreOffice_project/40$Build-2</meta:generator>
    <meta:document-statistic meta:object-count="55"/>
  </office:meta>
</office:document-meta>
</file>